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2. Trapping Rain Water</text:p>
      <text:p text:style-name="P1">Hard</text:p>
      <text:p text:style-name="P1">Topics</text:p>
      <text:p text:style-name="P1">Companies</text:p>
      <text:p text:style-name="P1">Given n non-negative integers representing an elevation map where the width of each bar is 1, compute how much water it can trap after raining.</text:p>
      <text:p text:style-name="P1"/>
      <text:p text:style-name="P1"><text:s/></text:p>
      <text:p text:style-name="P1"/>
      <text:p text:style-name="P1">Example 1:</text:p>
      <text:p text:style-name="P1"/>
      <text:p text:style-name="P1"/>
      <text:p text:style-name="P1">Input: height = [0,1,0,2,1,0,1,3,2,1,2,1]</text:p>
      <text:p text:style-name="P1">Output: 6</text:p>
      <text:p text:style-name="P1">Explanation: The above elevation map (black section) is represented by array [0,1,0,2,1,0,1,3,2,1,2,1]. In this case, 6 units of rain water (blue section) are being trapped.</text:p>
      <text:p text:style-name="P1"><text:soft-page-break/>Example 2:</text:p>
      <text:p text:style-name="P1"/>
      <text:p text:style-name="P1">Input: height = [4,2,0,3,2,5]</text:p>
      <text:p text:style-name="P1">Output: 9</text:p>
      <text:p text:style-name="P1"><text:s/></text:p>
      <text:p text:style-name="P1"/>
      <text:p text:style-name="P1">Constraints:</text:p>
      <text:p text:style-name="P1"/>
      <text:p text:style-name="P1">n == height.length</text:p>
      <text:p text:style-name="P1">1 &lt;= n &lt;= 2 * 104</text:p>
      <text:p text:style-name="P1">0 &lt;= height[i] &lt;= 10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24T07:39:03.206000000</meta:creation-date>
    <dc:date>2024-09-24T07:41:31.587000000</dc:date>
    <meta:editing-duration>PT2M28S</meta:editing-duration>
    <meta:editing-cycles>1</meta:editing-cycles>
    <meta:generator>LibreOffice/6.1.6.3$Windows_X86_64 LibreOffice_project/5896ab1714085361c45cf540f76f60673dd96a72</meta:generator>
    <meta:document-statistic meta:table-count="0" meta:image-count="0" meta:object-count="0" meta:page-count="2" meta:paragraph-count="18" meta:word-count="89" meta:character-count="536" meta:non-whitespace-character-count="461"/>
  </office:meta>
</office:document-meta>
</file>